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true" fo:line-height="100%" fo:text-align="justify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 fo:text-indent="1.249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Calibri1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Calibri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fo:language="ru" fo:country="RU" style:font-name-asian="Calibri1" style:font-size-asian="14pt" style:font-name-complex="Times New Roman1" style:font-size-complex="14pt"/>
    </style:style>
    <style:style style:name="T9" style:family="text">
      <style:text-properties style:text-position="super 58%" style:font-name="Times New Roman" fo:font-size="14pt" style:font-name-asian="Calibri1" style:font-size-asian="14pt" style:font-name-complex="Times New Roman1" style:font-size-complex="14pt"/>
    </style:style>
    <style:style style:name="T10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ЗВІТ СТАРОСТИ ЛАНОВЕЦЬКОЇ МІСЬКОЇ РАДИ – </text:span><text:span text:style-name="T1"/></text:p>
      <text:p text:style-name="P2" loext:marker-style-name="T2"><text:span text:style-name="T1">СІЛ </text:span><text:span text:style-name="T2">ЛОПУШНЕ, ПАХИНЯ, ВЕРЕЩАКИ, КОРЖКІВЦІ ЗА 2025 РІК</text:span></text:p>
      <text:p text:style-name="P5" loext:marker-style-name="T1"/>
      <text:p text:style-name="P3" loext:marker-style-name="T3"><text:span text:style-name="T3">Згідно із статтею 54</text:span><text:span text:style-name="T9">1</text:span><text:span text:style-name="T3"> Закону України «Про місцеве самоврядування в Україні», Положенням про старосту Лановецької міської ради, затвердженого рішенням міської ради від 18 грудня 2020 року №27, звітую про свою роботу на посаді старости Лановецької міської ради – сіл Лопушне, Пахиня, Коржківці, Верещаки за 2025 рік. <text:s text:c="2"/></text:span></text:p>
      <text:p text:style-name="P3" loext:marker-style-name="T3"><text:span text:style-name="T3">Виконання своїх повноважень розпочала 01 січня 2021 року на підставі рішення міської ради від 03 грудня 2020 року № 11 «Про затвердження старости».</text:span><text:span text:style-name="T3"/></text:p>
      <text:p text:style-name="P3" loext:marker-style-name="T3"><text:span text:style-name="T3">До складу округу належить чотири села – Лопушне, Пахиня, Коржківці, Верещаки, площа, якого складає 4665,7 га. Загальна кількість населення 1196 осіб (за 2025 рік народилося – 2 дітей, померло – 25 осіб), домогосподарств – 751. </text:span><text:span text:style-name="T3"/></text:p>
      <text:p text:style-name="P3" loext:marker-style-name="T3"><text:span text:style-name="T3">На території округу розташовані 6 бюджетних установ:</text:span><text:span text:style-name="T3"/></text:p>
      <text:p text:style-name="P4" loext:marker-style-name="T3"><text:span text:style-name="T3">1)</text:span><text:span text:style-name="T5"> </text:span><text:span text:style-name="T3">Лопушненський <text:s/>заклад загальної середньої освіти І-ІІ ступенів (57</text:span><text:span text:style-name="T5"> учнів</text:span><text:span text:style-name="T3">);</text:span></text:p>
      <text:p text:style-name="P4" loext:marker-style-name="T3"><text:span text:style-name="T3">2) Верещаківська філія Вишгородоцького закладу загальної середньої освіти І-ІІІ ступенів (15 учнів);</text:span><text:span text:style-name="T3"/></text:p>
      <text:p text:style-name="P4" loext:marker-style-name="T5"><text:span text:style-name="T3">3)</text:span><text:span text:style-name="T5"> Лопушненський дошкільний структурний підрозділ (10 вихованців);</text:span></text:p>
      <text:p text:style-name="P4" loext:marker-style-name="T3"><text:span text:style-name="T3">4) Верещаківський КЗДО «Малятко» (9 вихованців);</text:span><text:span text:style-name="T3"/></text:p>
      <text:p text:style-name="P4" loext:marker-style-name="T3"><text:span text:style-name="T3">5) медичний пункт тимчасового базування с. Лопушне.</text:span><text:span text:style-name="T3"/></text:p>
      <text:p text:style-name="P4" loext:marker-style-name="T3"><text:span text:style-name="T3">6) медичний пункт тимчасового базування с. Пахиня.</text:span><text:span text:style-name="T3"/></text:p>
      <text:p text:style-name="P3" loext:marker-style-name="T3"><text:span text:style-name="T3">Відповідно до покладених на мене повноважень:</text:span><text:span text:style-name="T3"/></text:p>
      <text:p text:style-name="P4" loext:marker-style-name="T3"><text:span text:style-name="T3">1) беру участь в організації виконання рішень міської ради чи міського голови на території відповідних сіл, здійснюю контроль за станом благоустрою відповідних сіл та інформую відповідні органи міської ради, сприяю утворенню і діяльності самоорганізації населення, організації і проведення загальних зборів <text:s/>та інші форми участі громадян у вирішенні питань місцевого значення у відповідних селах;</text:span><text:span text:style-name="T3"/></text:p>
      <text:p text:style-name="P4" loext:marker-style-name="T3"><text:span text:style-name="T3">2) здійснюю обстеження, визначення шляхів вирішення основних проблем, беру участь у заходах спрямованих на подолання складних життєвих обставин осіб, які опинилися в таких обставинах, та які проживають на території відповідних сіл;</text:span><text:span text:style-name="T3"/></text:p>
      <text:p text:style-name="P4" loext:marker-style-name="T3"><text:span text:style-name="T3">3) здійснюю заходи із ведення погосподарського обліку на території сіл тощо.</text:span><text:span text:style-name="T3"/></text:p>
      <text:p text:style-name="P3" loext:marker-style-name="T3"><text:span text:style-name="T3">Беру постійну участь у пленарних засіданням міської ради, а також у засіданнях постійних комісій ради. Входжу до складу виконавчого комітету міської ради.</text:span><text:span text:style-name="T3"/></text:p>
      <text:p text:style-name="P3" loext:marker-style-name="T6"><text:span text:style-name="T6">З метою надання населенню адміністративних послуг, наділена повноваженнями адміністратора Центру надання адміністративних послуг Лановецької міської ради.</text:span><text:span text:style-name="T7"> Н</text:span><text:span text:style-name="T6">адаю суб’єктам звернень, що мешкають на території відповідних сіл, вичерпну інформацію і консультації щодо порядку надання адміністративних послуг.</text:span></text:p>
      <text:p text:style-name="P4" loext:marker-style-name="T3"><text:span text:style-name="T3"><text:tab/>Прийом жителів здійснюється чотири дні на тиждень з 08:00 до 16:00 год у селі Лопушне – понеділок, четвер; у селі Верещаки – вівторок, п’ятниця.</text:span><text:span text:style-name="T3"/></text:p>
      <text:p text:style-name="P3" loext:marker-style-name="T3"><text:span text:style-name="T3">За звітний період зареєстровано 777 звернень, з них:</text:span><text:span text:style-name="T3"/></text:p>
      <text:p text:style-name="P4" loext:marker-style-name="T3"><text:span text:style-name="T3">1) 31 – послуга реєстрації/зняття з реєстрації місця проживання;</text:span><text:span text:style-name="T3"/></text:p>
      <text:p text:style-name="P4" loext:marker-style-name="T3"><text:span text:style-name="T3">2) 28 – послуг землевпорядкування та архітектури;</text:span><text:span text:style-name="T3"/></text:p>
      <text:p text:style-name="P4" loext:marker-style-name="T3"><text:span text:style-name="T3">3) 27 – нотаріальних дій, зокрема заповіти;</text:span><text:span text:style-name="T3"/></text:p>
      <text:p text:style-name="P4" loext:marker-style-name="T3"><text:span text:style-name="T3">4) 97 – послуг соціального характеру;</text:span><text:span text:style-name="T3"/></text:p>
      <text:p text:style-name="P4" loext:marker-style-name="T3"><text:soft-page-break/><text:span text:style-name="T3">5) 243 – видано витягів про зареєстрованих у приміщеннях/будинку осіб, довідок-характеристик, довідок про реєстрацію місця проживання;</text:span><text:span text:style-name="T3"/></text:p>
      <text:p text:style-name="P4" loext:marker-style-name="T3"><text:span text:style-name="T3">6) 351 – послуга про надання одноразових матеріальних допомог, видалення зелених насаджень, <text:s/>соціально-правовий захист дітей та ін.</text:span><text:span text:style-name="T3"/></text:p>
      <text:p text:style-name="P4" loext:marker-style-name="T3"><text:bookmark-start text:name="_Hlk220405088"/><text:span text:style-name="T3"><text:s text:c="9"/>Протягом </text:span><text:bookmark-end text:name="_Hlk220405088"/><text:span text:style-name="T3">2025 року ми надалі продовжували збирати донати і провізію для наших воїнів. Можжливо, це й не так багато, але за рік в с. Верещаки всі небайдужі і відповідальні жителі задонатили 156 210 грн для своїх односельчан, які перебувають на службі в ЗСУ. Адресні посилки на Великдень і Різдво відправили кожному хлопцеві, хто був на службі. Великий внесок зробив <text:s text:c="21"/>о. Богдан Рудий для організації, збору і відправки посилок для військових за що йому велике дякую, як духовному наставнику і як мудрій, і відповідальній людині. Були організовані ярмарки як у школах, так і в закладах культури сіл Верещаки та Лопушне. Усі виручені кошти спрямували на ЗСУ.</text:span><text:span text:style-name="T3"/></text:p>
      <text:p text:style-name="P4" loext:marker-style-name="T3"><text:span text:style-name="T3"><text:s text:c="9"/>У весняно-літній період підтримували належний благоустрій у селах старостату, <text:s/>обкошували території загального користування, прибирали тверді побутові відходи по вулицях. Проводили грейдерування доріг в окрузі. </text:span><text:span text:style-name="T3"/></text:p>
      <text:p text:style-name="P4" loext:marker-style-name="T3"><text:span text:style-name="T3"><text:s text:c="9"/>За кошти бюджету громади було завезено щебінь для підсипання ґрунтових доріг старостату.</text:span><text:span text:style-name="T3"/></text:p>
      <text:p text:style-name="P4" loext:marker-style-name="T3"><text:span text:style-name="T3"><text:s text:c="9"/>Окремо хочу відзначити ПП «ТАЛЕКС-ТРК», ФГ «Айова», ФГ «СМП» та ПСП «Реан» за надання транспорту для розвезення щебню по вулицях с. Верещаки та Лопушне.</text:span><text:span text:style-name="T3"/></text:p>
      <text:p text:style-name="P4" loext:marker-style-name="T3"><text:span text:style-name="T3"><text:s text:c="9"/>У 2025 році відновили роботу клубу в с. Верещаки. Багато зусиль доклали, щоб запрацював цей клуб, але воно того варте. Місцеві аграрії профінансували будівельні матеріали, оплатили купівлю вікон й дверей, які заміняли повністю, закупили музичні колонки, оформили сучасну сцену, зробили велику гарну світлицю <text:s/>в українському стародавньому стилі. Кінцевим результатом задоволені всі жителі села. Зараз там відбуваються концерти, <text:s/>благодійні ярмарки, майстер-класи для дітей та молоді. <text:s/>Для відновлення роботи клубу було залучено </text:span><text:bookmark-start text:name="_Hlk220405360"/><text:span text:style-name="T3">близько 200 тис. гр</text:span><text:bookmark-end text:name="_Hlk220405360"/><text:span text:style-name="T3">н. Кошти надійшли <text:s/>від ТзОВ «Шумськ Агро», ФГ «Айова», ПП «Талекс-ТРК», відділу освіти та культури міської ради, за що їм велика подяка.</text:span><text:span text:style-name="T3"/></text:p>
      <text:p text:style-name="P4" loext:marker-style-name="T3"><text:span text:style-name="T3"><text:s text:c="9"/>Улітку ми відновили зруйновані сходи <text:s/>на дорозі до старостинського округу, пошти і клубу в с. Лопушне. Дякуючи активним жителям села, у нас вийшло непогано, бетонні сходи із поручнями, на місці старих і зруйнованих.</text:span><text:span text:style-name="T3"/></text:p>
      <text:p text:style-name="P4" loext:marker-style-name="T3"><text:span text:style-name="T3"><text:s text:c="9"/>Доукомплектували відпочинкову зону в селі Лопушне сучасним дитячим майданчиком «Куб», </text:span><text:bookmark-start text:name="_Hlk220405441"/><text:span text:style-name="T3">має гарний і стильн</text:span><text:bookmark-end text:name="_Hlk220405441"/><text:span text:style-name="T3">ий вигляд, діти задоволені, ціле літо граються і гойдаються, весело проводять дозвілля.</text:span><text:span text:style-name="T3"/></text:p>
      <text:p text:style-name="P4" loext:marker-style-name="T3"><text:span text:style-name="T3"><text:s text:c="9"/>З весни 2025 року приїжджає в села Лопушне та Верещаки пересувний аптечний пункт, де люди мають змогу закупляти ліки, особливо пенсіонери.</text:span><text:span text:style-name="T3"/></text:p>
      <text:p text:style-name="P4" loext:marker-style-name="T3"><text:span text:style-name="T3"><text:s text:c="9"/>Ще з 2023 року співпрацюємо з благодійним фондом «Допомога для тебе». <text:s/>Цього року до Дня захисту дітей було закуплено цінні подарунки дітям з малозабезпечених сімей, де є хворі діти чи особи з інвалідністю, діти, чиї батьки загинули або пропали безвісти – це велосипеди, смартфони, планшети, одяг, продукти харчування. Також до дня Св. Миколая <text:s/>фонд «Допомога для тебе» закупив знову подарунки, які діти вказували в листі до Св. Миколая. Це знову ж <text:s/>таки – гаджет, смартфон, іграшки, одежу, продукти. Щира подяка благодійникам від дітей і їхніх сімей за підтримку й цінні подарунки.</text:span><text:span text:style-name="T3"/></text:p>
      <text:p text:style-name="P4" loext:marker-style-name="T3"><text:span text:style-name="T3"><text:s text:c="10"/>Висловлюю подяку всім <text:s/>аграріям на території старостинського округу за закуплені подарунки в навчальні заклади сіл. Їхня безкорислива допомога <text:s/>завжди потрібна для жителів наших сіл.</text:span><text:span text:style-name="T3"/></text:p>
      <text:p text:style-name="P4" loext:marker-style-name="T3"><text:span text:style-name="T3"><text:s text:c="10"/>Низько схиляємо голови перед нашими воїнами, які віддали своє життя за мир і волю України це:</text:span><text:span text:style-name="T3"/></text:p>
      <text:p text:style-name="P1" loext:marker-style-name="T3"><text:span text:style-name="T3">Марценишин Микола Володимирович;</text:span><text:span text:style-name="T3"/></text:p>
      <text:p text:style-name="P1" loext:marker-style-name="T3"><text:span text:style-name="T3">Абдуллаєв Роман Мубараз-огли;</text:span><text:span text:style-name="T3"/></text:p>
      <text:p text:style-name="P1" loext:marker-style-name="T3"><text:span text:style-name="T3">Пчола Андрій Петрович;</text:span><text:span text:style-name="T3"/></text:p>
      <text:p text:style-name="P1" loext:marker-style-name="T3"><text:span text:style-name="T3">Скакун Олександр Васильович; </text:span><text:span text:style-name="T3"/></text:p>
      <text:p text:style-name="P1" loext:marker-style-name="T3"><text:span text:style-name="T3">Малишко Ярослав Романович;</text:span><text:span text:style-name="T3"/></text:p>
      <text:p text:style-name="P1" loext:marker-style-name="T3"><text:span text:style-name="T3">Магдаленюк Федір Андрійович;</text:span><text:span text:style-name="T3"/></text:p>
      <text:p text:style-name="P1" loext:marker-style-name="T3"><text:span text:style-name="T3">Хом</text:span><text:span text:style-name="T8">’</text:span><text:span text:style-name="T3">як Микола Петрович;</text:span></text:p>
      <text:p text:style-name="P4" loext:marker-style-name="T3"><text:span text:style-name="T3"><text:s text:c="5"/>Вічна пам'ять і слава нашим Героям.</text:span><text:span text:style-name="T3"/></text:p>
      <text:p text:style-name="P4" loext:marker-style-name="T3"><text:span text:style-name="T3"><text:s text:c="9"/>Висловлюю слова подяки нашим хлопцям, жителям старостинського округу, які зараз перебувають на службі в ЗСУ. Дякуємо, що захищаєте. Бережіть себе. Повертайтеся живими і здоровими. Нехай Бог береже вас. Ми чекаємо на вас і пишаємося вами.</text:span><text:span text:style-name="T3"/></text:p>
      <text:p text:style-name="P4" loext:marker-style-name="T3"><text:span text:style-name="T3"><text:s text:c="8"/>Щира подяка всім працівникам міської ради за підтримку і допомогу.</text:span><text:span text:style-name="T3"/></text:p>
      <text:p text:style-name="P4" loext:marker-style-name="T4"><text:span text:style-name="T4"><text:s text:c="8"/>Усе буде Україна!</text:span><text:span text:style-name="T4"/></text:p>
      <text:p text:style-name="P4" loext:marker-style-name="T4"><text:span text:style-name="T4"><text:s text:c="10"/></text:span><text:span text:style-name="T4"/></text:p>
      <text:p text:style-name="P6" loext:marker-style-name="T1"/>
      <text:p text:style-name="P6" loext:marker-style-name="T1"><text:soft-page-break/></text:p>
      <text:p text:style-name="P4" loext:marker-style-name="T10"><text:span text:style-name="T1">Староста <text:s text:c="90"/>Лариса ЧАБАН <text:s text:c="4"/>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uk" fo:country="UA" style:letter-kerning="false" style:font-name-asian="Calibri1" style:font-size-asian="10pt" style:language-asian="uk" style:country-asian="UA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uk" fo:country="UA" style:letter-kerning="false" style:font-name-asian="Calibri1" style:font-size-asian="10pt" style:language-asian="uk" style:country-asian="UA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alloon_20_Text" style:display-name="Balloon Text" style:family="paragraph" style:parent-style-name="Standard" loext:linked-style-name="Текст_20_у_20_виносці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Текст_20_у_20_виносці_20_Знак" style:display-name="Текст у виносці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02cm" fo:margin-bottom="1.499cm" fo:margin-left="3cm" fo:margin-right="0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r-WK11</meta:initial-creator>
    <dc:creator>Вікторія Хом'як</dc:creator>
    <meta:editing-cycles>5</meta:editing-cycles>
    <meta:print-date>2026-01-20T13:57:00</meta:print-date>
    <meta:creation-date>2026-01-27T10:18:00</meta:creation-date>
    <dc:date>2026-01-27T12:46:00</dc:date>
    <meta:editing-duration>PT8M</meta:editing-duration>
    <meta:generator>LibreOffice/24.2.4.2$Linux_X86_64 LibreOffice_project/51a6219feb6075d9a4c46691dcfe0cd9c4fff3c2</meta:generator>
    <meta:document-statistic meta:table-count="0" meta:image-count="0" meta:object-count="0" meta:page-count="3" meta:paragraph-count="50" meta:word-count="957" meta:character-count="7098" meta:non-whitespace-character-count="5895"/>
    <meta:user-defined meta:name="AppVersion">16.0000</meta:user-defined>
    <meta:user-defined meta:name="Company">diakov.net</meta:user-defined>
    <meta:user-defined meta:name="ICV">13A675D90F974FFB8E3024FCA7B355F8_12</meta:user-defined>
    <meta:user-defined meta:name="KSOProductBuildVer">1033-12.2.0.13416</meta:user-defined>
    <meta:template xlink:type="simple" xlink:actuate="onRequest" xlink:title="Normal.dotm" xlink:href=""/>
  </office:meta>
</office:document-meta>
</file>